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text:p>
      <text:p text:style-name="Author"><text:a xlink:type="simple" xlink:href="https://csci-1301.github.io/about#authors" office:name=""><text:span text:style-name="Definition">https://csci-1301.github.io/about#authors</text:span></text:a></text:p>
      <text:p text:style-name="Date">January 5, 2022 (01:4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 <text:a xlink:type="simple" xlink:href="https://en.wikipedia.org/wiki/%22Hello,_World!%22_program" office:name=""><text:span text:style-name="Definition">“Hello World”</text:span></text:a> program, that simply displays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The exact wording varies between different IDEs, but look for one of the following: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 Start Debugging: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 Start Debugging: Cmd + return   -or-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ross millions of <text:a xlink:type="simple" xlink:href="https://en.wikipedia.org/wiki/Source_lines_of_code" office:name=""><text:span text:style-name="Definition">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 (e.g. the compiled program).</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Hello World</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5T18:47:17Z</meta:creation-date>
    <dc:date>2022-01-05T18:47:17Z</dc:date>
    <meta:user-defined meta:name="date" meta:value-type="string">January   5, 2022 (01:4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